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gnm="http://www.gnumeric.org/odf-extension/1.0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r_5f_1_5f_exp1.csv">
      <style:table-properties table:display="true" style:writing-mode="lr-tb"/>
    </style:style>
    <style:style style:name="ta2" style:family="table" style:master-page-name="par_5f_1_5f_exp2.csv">
      <style:table-properties table:display="true" style:writing-mode="lr-tb"/>
    </style:style>
    <style:style style:name="ta3" style:family="table" style:master-page-name="par_5f_1_5f_exp3.csv">
      <style:table-properties table:display="true" style:writing-mode="lr-tb"/>
    </style:style>
    <style:style style:name="ta4" style:family="table" style:master-page-name="par_5f_1_5f_exp4.csv">
      <style:table-properties table:display="true" style:writing-mode="lr-tb"/>
    </style:style>
    <style:style style:name="ta5" style:family="table" style:master-page-name="par_5f_1_5f_exp5.csv">
      <style:table-properties table:display="true" style:writing-mode="lr-tb"/>
    </style:style>
    <style:style style:name="ta6" style:family="table" style:master-page-name="par_5f_2_5f_exp1.csv">
      <style:table-properties table:display="true" style:writing-mode="lr-tb"/>
    </style:style>
    <style:style style:name="ta7" style:family="table" style:master-page-name="par_5f_2_5f_exp2.csv">
      <style:table-properties table:display="true" style:writing-mode="lr-tb"/>
    </style:style>
    <style:style style:name="ta8" style:family="table" style:master-page-name="par_5f_2_5f_exp3.csv">
      <style:table-properties table:display="true" style:writing-mode="lr-tb"/>
    </style:style>
    <style:style style:name="ta9" style:family="table" style:master-page-name="par_5f_2_5f_exp4.csv">
      <style:table-properties table:display="true" style:writing-mode="lr-tb"/>
    </style:style>
    <style:style style:name="ta10" style:family="table" style:master-page-name="par_5f_2_5f_exp5.csv">
      <style:table-properties table:display="true" style:writing-mode="lr-tb"/>
    </style:style>
    <style:style style:name="ta11" style:family="table" style:master-page-name="par_5f_3_5f_exp1.csv">
      <style:table-properties table:display="true" style:writing-mode="lr-tb"/>
    </style:style>
    <style:style style:name="ta12" style:family="table" style:master-page-name="par_5f_3_5f_exp2.csv">
      <style:table-properties table:display="true" style:writing-mode="lr-tb"/>
    </style:style>
    <style:style style:name="ta13" style:family="table" style:master-page-name="par_5f_3_5f_exp3.csv">
      <style:table-properties table:display="true" style:writing-mode="lr-tb"/>
    </style:style>
    <style:style style:name="ta14" style:family="table" style:master-page-name="par_5f_3_5f_exp4.csv">
      <style:table-properties table:display="true" style:writing-mode="lr-tb"/>
    </style:style>
    <style:style style:name="ta15" style:family="table" style:master-page-name="par_5f_3_5f_exp5.csv">
      <style:table-properties table:display="true" style:writing-mode="lr-tb"/>
    </style:style>
    <style:style style:name="ta16" style:family="table" style:master-page-name="par_5f_4_5f_exp1.csv">
      <style:table-properties table:display="true" style:writing-mode="lr-tb"/>
    </style:style>
    <style:style style:name="ta17" style:family="table" style:master-page-name="par_5f_4_5f_exp2.csv">
      <style:table-properties table:display="true" style:writing-mode="lr-tb"/>
    </style:style>
    <style:style style:name="ta18" style:family="table" style:master-page-name="par_5f_4_5f_exp3.csv">
      <style:table-properties table:display="true" style:writing-mode="lr-tb"/>
    </style:style>
    <style:style style:name="ta19" style:family="table" style:master-page-name="par_5f_4_5f_exp4.csv">
      <style:table-properties table:display="true" style:writing-mode="lr-tb"/>
    </style:style>
    <style:style style:name="ta20" style:family="table" style:master-page-name="par_5f_4_5f_exp5.csv">
      <style:table-properties table:display="true" style:writing-mode="lr-tb"/>
    </style:style>
    <style:style style:name="ta21" style:family="table" style:master-page-name="seq_5f_exp1.csv">
      <style:table-properties table:display="true" style:writing-mode="lr-tb"/>
    </style:style>
    <style:style style:name="ta22" style:family="table" style:master-page-name="seq_5f_exp2.csv">
      <style:table-properties table:display="true" style:writing-mode="lr-tb"/>
    </style:style>
    <style:style style:name="ta23" style:family="table" style:master-page-name="seq_5f_exp3.csv">
      <style:table-properties table:display="true" style:writing-mode="lr-tb"/>
    </style:style>
    <style:style style:name="ta24" style:family="table" style:master-page-name="seq_5f_exp4.csv">
      <style:table-properties table:display="true" style:writing-mode="lr-tb"/>
    </style:style>
    <style:style style:name="ta25" style:family="table" style:master-page-name="seq_5f_exp5.csv">
      <style:table-properties table:display="true" style:writing-mode="lr-tb"/>
    </style:style>
    <style:style style:name="ACE-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ar_1_exp1.csv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Gnumeric-default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1.csv'.$A$1" table:expression="#REF!"/>
          <table:named-expression table:name="Sheet_Title" table:base-cell-address="$'par_1_exp1.csv'.$A$1" table:expression="&quot;par_1_exp1.csv&quot;"/>
        </table:named-expressions>
      </table:table>
      <table:table table:name="par_1_exp2.csv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2.csv'.$A$1" table:expression="#REF!"/>
          <table:named-expression table:name="Sheet_Title" table:base-cell-address="$'par_1_exp2.csv'.$A$1" table:expression="&quot;par_1_exp2.csv&quot;"/>
        </table:named-expressions>
      </table:table>
      <table:table table:name="par_1_exp3.csv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3.csv'.$A$1" table:expression="#REF!"/>
          <table:named-expression table:name="Sheet_Title" table:base-cell-address="$'par_1_exp3.csv'.$A$1" table:expression="&quot;par_1_exp3.csv&quot;"/>
        </table:named-expressions>
      </table:table>
      <table:table table:name="par_1_exp4.csv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63" calcext:value-type="float">
            <text:p>563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9" calcext:value-type="float">
            <text:p>1159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8" calcext:value-type="float">
            <text:p>140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4" calcext:value-type="float">
            <text:p>1684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4.csv'.$A$1" table:expression="#REF!"/>
          <table:named-expression table:name="Sheet_Title" table:base-cell-address="$'par_1_exp4.csv'.$A$1" table:expression="&quot;par_1_exp4.csv&quot;"/>
        </table:named-expressions>
      </table:table>
      <table:table table:name="par_1_exp5.csv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5" calcext:value-type="float">
            <text:p>935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4" calcext:value-type="float">
            <text:p>1404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7" calcext:value-type="float">
            <text:p>167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1_exp5.csv'.$A$1" table:expression="#REF!"/>
          <table:named-expression table:name="Sheet_Title" table:base-cell-address="$'par_1_exp5.csv'.$A$1" table:expression="&quot;par_1_exp5.csv&quot;"/>
        </table:named-expressions>
      </table:table>
      <table:table table:name="par_2_exp1.csv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5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9" calcext:value-type="float">
            <text:p>1669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2" calcext:value-type="float">
            <text:p>1962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1.csv'.$A$1" table:expression="#REF!"/>
          <table:named-expression table:name="Sheet_Title" table:base-cell-address="$'par_2_exp1.csv'.$A$1" table:expression="&quot;par_2_exp1.csv&quot;"/>
        </table:named-expressions>
      </table:table>
      <table:table table:name="par_2_exp2.csv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6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2.csv'.$A$1" table:expression="#REF!"/>
          <table:named-expression table:name="Sheet_Title" table:base-cell-address="$'par_2_exp2.csv'.$A$1" table:expression="&quot;par_2_exp2.csv&quot;"/>
        </table:named-expressions>
      </table:table>
      <table:table table:name="par_2_exp3.csv" table:style-name="ta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7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3.csv'.$A$1" table:expression="#REF!"/>
          <table:named-expression table:name="Sheet_Title" table:base-cell-address="$'par_2_exp3.csv'.$A$1" table:expression="&quot;par_2_exp3.csv&quot;"/>
        </table:named-expressions>
      </table:table>
      <table:table table:name="par_2_exp4.csv" table:style-name="ta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8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4.csv'.$A$1" table:expression="#REF!"/>
          <table:named-expression table:name="Sheet_Title" table:base-cell-address="$'par_2_exp4.csv'.$A$1" table:expression="&quot;par_2_exp4.csv&quot;"/>
        </table:named-expressions>
      </table:table>
      <table:table table:name="par_2_exp5.csv" table:style-name="ta1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9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8" calcext:value-type="float">
            <text:p>1668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2_exp5.csv'.$A$1" table:expression="#REF!"/>
          <table:named-expression table:name="Sheet_Title" table:base-cell-address="$'par_2_exp5.csv'.$A$1" table:expression="&quot;par_2_exp5.csv&quot;"/>
        </table:named-expressions>
      </table:table>
      <table:table table:name="par_3_exp1.csv" table:style-name="ta1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0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4" calcext:value-type="float">
            <text:p>1154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1" calcext:value-type="float">
            <text:p>1671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1.csv'.$A$1" table:expression="#REF!"/>
          <table:named-expression table:name="Sheet_Title" table:base-cell-address="$'par_3_exp1.csv'.$A$1" table:expression="&quot;par_3_exp1.csv&quot;"/>
        </table:named-expressions>
      </table:table>
      <table:table table:name="par_3_exp2.csv" table:style-name="ta1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2" calcext:value-type="float">
            <text:p>932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2.csv'.$A$1" table:expression="#REF!"/>
          <table:named-expression table:name="Sheet_Title" table:base-cell-address="$'par_3_exp2.csv'.$A$1" table:expression="&quot;par_3_exp2.csv&quot;"/>
        </table:named-expressions>
      </table:table>
      <table:table table:name="par_3_exp3.csv" table:style-name="ta1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3.csv'.$A$1" table:expression="#REF!"/>
          <table:named-expression table:name="Sheet_Title" table:base-cell-address="$'par_3_exp3.csv'.$A$1" table:expression="&quot;par_3_exp3.csv&quot;"/>
        </table:named-expressions>
      </table:table>
      <table:table table:name="par_3_exp4.csv" table:style-name="ta1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5" calcext:value-type="float">
            <text:p>1155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4.csv'.$A$1" table:expression="#REF!"/>
          <table:named-expression table:name="Sheet_Title" table:base-cell-address="$'par_3_exp4.csv'.$A$1" table:expression="&quot;par_3_exp4.csv&quot;"/>
        </table:named-expressions>
      </table:table>
      <table:table table:name="par_3_exp5.csv" table:style-name="ta1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7" calcext:value-type="float">
            <text:p>1397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3_exp5.csv'.$A$1" table:expression="#REF!"/>
          <table:named-expression table:name="Sheet_Title" table:base-cell-address="$'par_3_exp5.csv'.$A$1" table:expression="&quot;par_3_exp5.csv&quot;"/>
        </table:named-expressions>
      </table:table>
      <table:table table:name="par_4_exp1.csv" table:style-name="ta1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5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1.csv'.$A$1" table:expression="#REF!"/>
          <table:named-expression table:name="Sheet_Title" table:base-cell-address="$'par_4_exp1.csv'.$A$1" table:expression="&quot;par_4_exp1.csv&quot;"/>
        </table:named-expressions>
      </table:table>
      <table:table table:name="par_4_exp2.csv" table:style-name="ta1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6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4" calcext:value-type="float">
            <text:p>734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8" calcext:value-type="float">
            <text:p>139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2.csv'.$A$1" table:expression="#REF!"/>
          <table:named-expression table:name="Sheet_Title" table:base-cell-address="$'par_4_exp2.csv'.$A$1" table:expression="&quot;par_4_exp2.csv&quot;"/>
        </table:named-expressions>
      </table:table>
      <table:table table:name="par_4_exp3.csv" table:style-name="ta18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7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3" calcext:value-type="float">
            <text:p>733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0" calcext:value-type="float">
            <text:p>1150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3.csv'.$A$1" table:expression="#REF!"/>
          <table:named-expression table:name="Sheet_Title" table:base-cell-address="$'par_4_exp3.csv'.$A$1" table:expression="&quot;par_4_exp3.csv&quot;"/>
        </table:named-expressions>
      </table:table>
      <table:table table:name="par_4_exp4.csv" table:style-name="ta19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8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7" calcext:value-type="float">
            <text:p>557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2" calcext:value-type="float">
            <text:p>732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1" calcext:value-type="float">
            <text:p>93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2" calcext:value-type="float">
            <text:p>1152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4.csv'.$A$1" table:expression="#REF!"/>
          <table:named-expression table:name="Sheet_Title" table:base-cell-address="$'par_4_exp4.csv'.$A$1" table:expression="&quot;par_4_exp4.csv&quot;"/>
        </table:named-expressions>
      </table:table>
      <table:table table:name="par_4_exp5.csv" table:style-name="ta20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19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8" calcext:value-type="float">
            <text:p>738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1" calcext:value-type="float">
            <text:p>1151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396" calcext:value-type="float">
            <text:p>1396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ar_4_exp5.csv'.$A$1" table:expression="#REF!"/>
          <table:named-expression table:name="Sheet_Title" table:base-cell-address="$'par_4_exp5.csv'.$A$1" table:expression="&quot;par_4_exp5.csv&quot;"/>
        </table:named-expressions>
      </table:table>
      <table:table table:name="seq_exp1.csv" table:style-name="ta2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0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7" calcext:value-type="float">
            <text:p>937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7" calcext:value-type="float">
            <text:p>1407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3" calcext:value-type="float">
            <text:p>1683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1.csv'.$A$1" table:expression="#REF!"/>
          <table:named-expression table:name="Sheet_Title" table:base-cell-address="$'seq_exp1.csv'.$A$1" table:expression="&quot;seq_exp1.csv&quot;"/>
        </table:named-expressions>
      </table:table>
      <table:table table:name="seq_exp2.csv" table:style-name="ta2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1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41" calcext:value-type="float">
            <text:p>941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6" calcext:value-type="float">
            <text:p>1156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18" calcext:value-type="float">
            <text:p>1418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9" calcext:value-type="float">
            <text:p>1679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2.csv'.$A$1" table:expression="#REF!"/>
          <table:named-expression table:name="Sheet_Title" table:base-cell-address="$'seq_exp2.csv'.$A$1" table:expression="&quot;seq_exp2.csv&quot;"/>
        </table:named-expressions>
      </table:table>
      <table:table table:name="seq_exp3.csv" table:style-name="ta2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2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8" calcext:value-type="float">
            <text:p>558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5" calcext:value-type="float">
            <text:p>735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63" calcext:value-type="float">
            <text:p>1163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3.csv'.$A$1" table:expression="#REF!"/>
          <table:named-expression table:name="Sheet_Title" table:base-cell-address="$'seq_exp3.csv'.$A$1" table:expression="&quot;seq_exp3.csv&quot;"/>
        </table:named-expressions>
      </table:table>
      <table:table table:name="seq_exp4.csv" table:style-name="ta2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3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6" calcext:value-type="float">
            <text:p>736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6" calcext:value-type="float">
            <text:p>936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5" calcext:value-type="float">
            <text:p>1405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81" calcext:value-type="float">
            <text:p>1681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4.csv'.$A$1" table:expression="#REF!"/>
          <table:named-expression table:name="Sheet_Title" table:base-cell-address="$'seq_exp4.csv'.$A$1" table:expression="&quot;seq_exp4.csv&quot;"/>
        </table:named-expressions>
      </table:table>
      <table:table table:name="seq_exp5.csv" table:style-name="ta2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number-columns-repeated="256" table:default-cell-style-name="ACE-24"/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756.165120</text:p>
          </table:table-cell>
          <table:table-cell table:number-columns-repeated="253"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1135.526777</text:p>
          </table:table-cell>
          <table:table-cell table:number-columns-repeated="253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233.577754</text:p>
          </table:table-cell>
          <table:table-cell table:number-columns-repeated="253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1624.902037</text:p>
          </table:table-cell>
          <table:table-cell table:number-columns-repeated="253"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559" calcext:value-type="float">
            <text:p>559</text:p>
          </table:table-cell>
          <table:table-cell office:value-type="string" calcext:value-type="string">
            <text:p>1959.836657</text:p>
          </table:table-cell>
          <table:table-cell table:number-columns-repeated="253"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737" calcext:value-type="float">
            <text:p>737</text:p>
          </table:table-cell>
          <table:table-cell office:value-type="string" calcext:value-type="string">
            <text:p>2147.061017</text:p>
          </table:table-cell>
          <table:table-cell table:number-columns-repeated="253"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934" calcext:value-type="float">
            <text:p>934</text:p>
          </table:table-cell>
          <table:table-cell office:value-type="string" calcext:value-type="string">
            <text:p>2527.495189</text:p>
          </table:table-cell>
          <table:table-cell table:number-columns-repeated="253"/>
        </table:table-row>
        <table:table-row table:style-name="ro1">
          <table:table-cell office:value-type="float" office:value="11010" calcext:value-type="float">
            <text:p>11010</text:p>
          </table:table-cell>
          <table:table-cell office:value-type="float" office:value="1157" calcext:value-type="float">
            <text:p>1157</text:p>
          </table:table-cell>
          <table:table-cell office:value-type="string" calcext:value-type="string">
            <text:p>2910.785992</text:p>
          </table:table-cell>
          <table:table-cell table:number-columns-repeated="253"/>
        </table:table-row>
        <table:table-row table:style-name="ro1">
          <table:table-cell office:value-type="float" office:value="12140" calcext:value-type="float">
            <text:p>12140</text:p>
          </table:table-cell>
          <table:table-cell office:value-type="float" office:value="1406" calcext:value-type="float">
            <text:p>1406</text:p>
          </table:table-cell>
          <table:table-cell office:value-type="string" calcext:value-type="string">
            <text:p>3050.457146</text:p>
          </table:table-cell>
          <table:table-cell table:number-columns-repeated="253"/>
        </table:table-row>
        <table:table-row table:style-name="ro1">
          <table:table-cell office:value-type="float" office:value="13270" calcext:value-type="float">
            <text:p>13270</text:p>
          </table:table-cell>
          <table:table-cell office:value-type="float" office:value="1678" calcext:value-type="float">
            <text:p>1678</text:p>
          </table:table-cell>
          <table:table-cell office:value-type="string" calcext:value-type="string">
            <text:p>3358.638982</text:p>
          </table:table-cell>
          <table:table-cell table:number-columns-repeated="253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3293.695029</text:p>
          </table:table-cell>
          <table:table-cell table:number-columns-repeated="253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seq_exp5.csv'.$A$1" table:expression="#REF!"/>
          <table:named-expression table:name="Sheet_Title" table:base-cell-address="$'seq_exp5.csv'.$A$1" table:expression="&quot;seq_exp5.csv&quot;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gnm="http://www.gnumeric.org/odf-extension/1.0" xmlns:xhtml="http://www.w3.org/1999/xhtml" office:version="1.3">
  <office:font-face-decls>
    <style:font-face style:name="Sans" svg:font-family="Sans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r_5f_1_5f_exp1.csv" style:display-name="par_1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2.csv" style:display-name="par_1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3.csv" style:display-name="par_1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4.csv" style:display-name="par_1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1_5f_exp5.csv" style:display-name="par_1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1.csv" style:display-name="par_2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2.csv" style:display-name="par_2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3.csv" style:display-name="par_2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4.csv" style:display-name="par_2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2_5f_exp5.csv" style:display-name="par_2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1.csv" style:display-name="par_3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2.csv" style:display-name="par_3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3.csv" style:display-name="par_3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4.csv" style:display-name="par_3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3_5f_exp5.csv" style:display-name="par_3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1.csv" style:display-name="par_4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2.csv" style:display-name="par_4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3.csv" style:display-name="par_4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4.csv" style:display-name="par_4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r_5f_4_5f_exp5.csv" style:display-name="par_4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1.csv" style:display-name="seq_exp1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2.csv" style:display-name="seq_exp2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3.csv" style:display-name="seq_exp3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4.csv" style:display-name="seq_exp4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eq_5f_exp5.csv" style:display-name="seq_exp5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07T21:59:36.890183135</dc:date>
    <meta:creation-date>2021-03-07T18:57:56Z</meta:creation-date>
    <meta:generator>LibreOffice/7.0.4.2$Linux_X86_64 LibreOffice_project/00$Build-2</meta:generator>
    <meta:editing-duration>PT1M29S</meta:editing-duration>
    <meta:editing-cycles>1</meta:editing-cycles>
    <meta:document-statistic meta:table-count="25" meta:cell-count="825" meta:object-count="0"/>
  </office:meta>
</office:document-meta>
</file>